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 Unicode MS1" svg:font-family="'Arial Unicode MS'" style:font-pitch="variable"/>
    <style:font-face style:name="SimSun" svg:font-family="SimSun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00b8ff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4" style:family="table-cell" style:parent-style-name="Default">
      <style:table-cell-properties fo:border-bottom="0.002cm solid #000000" fo:background-color="#00b8ff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00b8ff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ackground-color="#00b8ff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normal" style:font-weight-asian="normal" style:font-weight-complex="normal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use-window-font-color="true" style:text-outline="false" style:font-name="Times New Roman" fo:font-size="8pt" fo:font-style="normal" fo:text-shadow="none" fo:font-weight="bold" style:text-underline-mode="continuous" style:text-overline-mode="continuous" style:text-line-through-mode="continuous" style:font-name-asian="Times New Roman1" style:font-size-asian="6.80000019073486pt" style:font-style-asian="normal" style:font-weight-asian="bold" style:font-name-complex="Times New Roman1" style:font-size-complex="6.80000019073486pt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use-window-font-color="true" style:text-outline="false" style:font-name="Times New Roman" fo:font-size="8pt" fo:font-style="normal" fo:text-shadow="none" fo:font-weight="bold" style:text-underline-mode="continuous" style:text-overline-mode="continuous" style:text-line-through-mode="continuous" style:font-name-asian="Arial Unicode MS1" style:font-size-asian="6.80000019073486pt" style:font-style-asian="normal" style:font-weight-asian="bold" style:font-name-complex="Tahoma1" style:font-size-complex="8pt" style:font-style-complex="normal" style:font-weight-complex="bold" style:text-emphasize="none" style:font-relief="none"/>
    </style:style>
    <style:style style:name="ce11" style:family="table-cell" style:parent-style-name="Default">
      <style:table-cell-properties fo:border-bottom="0.002cm solid #000000" fo:background-color="#00b8ff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use-window-font-color="true" style:text-outline="false" style:font-name="Times New Roman" fo:font-size="8pt" fo:font-style="normal" fo:text-shadow="none" fo:font-weight="bold" style:text-underline-mode="continuous" style:text-overline-mode="continuous" style:text-line-through-mode="continuous" style:font-name-asian="Arial Unicode MS1" style:font-size-asian="6.80000019073486pt" style:font-style-asian="normal" style:font-weight-asian="bold" style:font-name-complex="Tahoma1" style:font-size-complex="8pt" style:font-style-complex="normal" style:font-weight-complex="bold" style:text-emphasize="none" style:font-relief="none"/>
    </style:style>
    <style:style style:name="ce12" style:family="table-cell" style:parent-style-name="Default">
      <style:table-cell-properties fo:border-bottom="0.002cm solid #000000" fo:background-color="#00b8ff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style:use-window-font-color="true" style:font-name="Times New Roman1" fo:font-size="8pt" fo:font-style="normal" style:font-name-asian="Times New Roman1" style:font-size-asian="6.80000019073486pt" style:font-name-complex="Times New Roman1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imes New Roman" fo:font-size="8pt"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style:use-window-font-color="true" style:font-name="Times New Roman1" fo:font-size="8pt" fo:font-style="normal" style:font-name-asian="Times New Roman1" style:font-size-asian="6.80000019073486pt" style:font-name-complex="Times New Roman1" style:font-size-complex="8pt"/>
    </style:style>
    <style:style style:name="ce15" style:family="table-cell" style:parent-style-name="Default">
      <style:table-cell-properties fo:border-bottom="0.002cm solid #000000" style:text-align-source="fix" style:repeat-content="false" fo:background-color="transparent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use-window-font-color="true" style:text-outline="false" style:text-position="0% 100%" style:font-name="Times New Roman1" fo:font-size="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1" style:font-size-asian="6.80000019073486pt" style:language-asian="zxx" style:country-asian="none" style:font-style-asian="normal" style:font-weight-asian="normal" style:font-name-complex="Times New Roman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position="0% 100%" style:font-name="Times New Roman1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1" style:font-size-asian="6.80000019073486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font-name="Times New Roman1" fo:font-size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style:text-outline="false" style:text-position="0% 100%" style:font-name="Times New Roman1" fo:font-size="8pt" fo:letter-spacing="normal" fo:language="zxx" fo:country="none" fo:font-style="normal" fo:text-shadow="none" fo:font-weight="normal" style:text-underline-mode="continuous" style:text-overline-mode="continuous" style:text-line-through-mode="continuous" style:letter-kerning="false" style:font-name-asian="Times New Roman1" style:font-size-asian="6.80000019073486pt" style:language-asian="zxx" style:country-asian="none" style:font-style-asian="normal" style:font-weight-asian="normal" style:font-name-complex="Times New Roman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text-outline="false" style:text-position="0% 100%" style:font-name="Times New Roman1" fo:font-size="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1" style:font-size-asian="6.80000019073486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number-columns-repeated="251" table:default-cell-style-name="ce6"/>
        <table:table-column table:style-name="co1" table:default-cell-style-name="ce16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4" office:value-type="string">
            <text:p>Материалисты</text:p>
          </table:table-cell>
          <table:table-cell table:style-name="ce7" office:value-type="string">
            <text:p>Философы от биологии</text:p>
          </table:table-cell>
          <table:table-cell table:style-name="ce7" office:value-type="string">
            <text:p>Социальные философы</text:p>
          </table:table-cell>
          <table:table-cell table:style-name="ce4" office:value-type="string">
            <text:p>институционалисты</text:p>
          </table:table-cell>
          <table:table-cell table:style-name="ce9" office:value-type="string">
            <text:p>Политические философы</text:p>
          </table:table-cell>
          <table:table-cell table:style-name="ce10" office:value-type="string">
            <text:p>Философы от бизнеса</text:p>
          </table:table-cell>
          <table:table-cell table:style-name="ce11" office:value-type="string">
            <text:p>Информационные философы</text:p>
          </table:table-cell>
          <table:table-cell table:style-name="ce11" office:value-type="string">
            <text:p>коммуникационные философы</text:p>
          </table:table-cell>
          <table:table-cell table:style-name="ce13" office:value-type="string">
            <text:p>Философствующие обыватели</text:p>
          </table:table-cell>
          <table:table-cell table:style-name="ce13" office:value-type="string">
            <text:p>Философствующие колдуны и ведьмы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table:style-name="ce4" office:value-type="string">
            <text:p>Материалистическая философия <text:span text:style-name="T1">механика, физика, химия, материаловедение и прочие</text:span></text:p>
          </table:table-cell>
          <table:table-cell table:style-name="ce5" office:value-type="string">
            <text:p>Биологическая материальная реальность <text:s text:c="3"/><text:span text:style-name="T2">почвы, вода, воздух минеральное сырье — как результат биологических процессов, организмы, тела биологических объектов. </text:span></text:p>
          </table:table-cell>
          <table:table-cell table:style-name="ce5" office:value-type="string">
            <text:p>Социальная материальная реальность <text:s/><text:span text:style-name="T2">конструкции, <text:s/>здания и сооружения, дороги . Машины, Механизмы, инструменты и приспособления, инфраструктура (ее материальная основа)</text:span></text:p>
          </table:table-cell>
          <table:table-cell table:style-name="ce5" office:value-type="string">
            <text:p>институализированная материальная реальность</text:p>
          </table:table-cell>
          <table:table-cell table:style-name="ce5" office:value-type="string">
            <text:p>Политическая материальная реальность <text:s text:c="6"/><text:span text:style-name="T2">сила, власть Охраняемая и осваиваемая материальная реальность </text:span><text:span text:style-name="T9"><text:s/>(климат, например)</text:span></text:p>
          </table:table-cell>
          <table:table-cell table:style-name="ce5" office:value-type="string">
            <text:p>Предпринимательская материальная реальность <text:span text:style-name="T2">созданные в ходе деятельности материальные реальности, материальные результаты бизнеса, товары и деньги</text:span></text:p>
          </table:table-cell>
          <table:table-cell table:style-name="ce5" office:value-type="string">
            <text:p>Информационная материальная реальность <text:span text:style-name="T2">материальные носители информации.</text:span></text:p>
            <text:p><text:span text:style-name="T5">бумажные и электронные СМИ, книги, библиотеки, архивы</text:span></text:p>
          </table:table-cell>
          <table:table-cell table:style-name="ce5" office:value-type="string">
            <text:p>коммуникационная материальная реальность <text:s text:c="8"/><text:span text:style-name="T10">сети, почтовая инфраструктура</text:span></text:p>
          </table:table-cell>
          <table:table-cell table:style-name="ce5" office:value-type="string">
            <text:p>Бытовая материальная реальность <text:span text:style-name="T2">квартира, машина, дача, мебель, одежда-обувь, отопление-охлаждение, водопровод, канализация, связь, всякие гизмы, дивайсы, бытовой инструмент и приспособления</text:span></text:p>
          </table:table-cell>
          <table:table-cell table:style-name="ce5" office:value-type="string">
            <text:p>Мистическая материальная реальность <text:s text:c="5"/><text:span text:style-name="T2">вещи, обладающие магическими свойствами, амулеты и обереги и пр.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Биологическая реальность</text:p>
          </table:table-cell>
          <table:table-cell table:style-name="ce5" office:value-type="string">
            <text:p>Материализованные биологические реальности <text:span text:style-name="T2">Материальное <text:s/>воплощение биологических объектов, их формы — тела (стволы, туши и прочее), месторождения. Лес, почва, пустыня и прочее</text:span></text:p>
          </table:table-cell>
          <table:table-cell table:style-name="ce7" office:value-type="string">
            <text:p>Философия биологии <text:span text:style-name="T1">зоология, ботаника, микробиология, генетика, физиология, психология</text:span></text:p>
          </table:table-cell>
          <table:table-cell office:value-type="string">
            <text:p>Социализованные биологические реальности <text:s text:c="9"/><text:span text:style-name="T2">еда и питание, сон, <text:s/>пищевые и прочие зависимости, отправление естественных потребностей, Медицина, <text:s/>здоровье и болезни. </text:span></text:p>
          </table:table-cell>
          <table:table-cell table:style-name="ce5" office:value-type="string">
            <text:p>институализированная биологическая реальность</text:p>
          </table:table-cell>
          <table:table-cell office:value-type="string">
            <text:p>Политизированные биологические реальности <text:span text:style-name="T2">охраняемая живая природа, осваиваемая <text:s/>живая природа, загрязняемая природа </text:span></text:p>
          </table:table-cell>
          <table:table-cell office:value-type="string">
            <text:p>Вовлеченные в бизнес биологические реальности <text:span text:style-name="T2">созданные в ходе деятельности биологические реальности , биотехнологии. </text:span></text:p>
            <text:p><text:span text:style-name="T5">Сельское хозяйство.</text:span></text:p>
          </table:table-cell>
          <table:table-cell table:style-name="ce5" office:value-type="string">
            <text:p>Информационные биологические реальности <text:span text:style-name="T2">биоинформационные реальности</text:span></text:p>
          </table:table-cell>
          <table:table-cell table:style-name="ce5" office:value-type="string">
            <text:p>коммуникационные биологические реальности</text:p>
          </table:table-cell>
          <table:table-cell office:value-type="string">
            <text:p>Бытовые биологические реальности <text:span text:style-name="T2">продукты питания, лекарства, домашние животные, <text:s/>паразиты,насекомые, микробы и вирусы,</text:span></text:p>
            <text:p><text:span text:style-name="T5">здоровье, болезни в бытовом смысле</text:span><text:span text:style-name="T11">.</text:span></text:p>
          </table:table-cell>
          <table:table-cell office:value-type="string">
            <text:p>Мистическая биологическая реальность <text:span text:style-name="T2">волшебные и магические формы жизни (царевны-лягушки, единороги, аленькие цветочки и пр)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Социальная реальность</text:p>
          </table:table-cell>
          <table:table-cell table:style-name="ce5" office:value-type="string">
            <text:p>Материализованная социальная реальность <text:s text:c="2"/><text:span text:style-name="T2">уровень жизни и потребление</text:span></text:p>
          </table:table-cell>
          <table:table-cell office:value-type="string">
            <text:p>Биологизированная социальная реальность <text:s text:c="2"/><text:span text:style-name="T2">Семья, род, племя, этнос, <text:s/>жизненный цикл, смерть. Образование, воспитание, социализация.</text:span></text:p>
          </table:table-cell>
          <table:table-cell table:style-name="ce7" office:value-type="string">
            <text:p>Социальная философия <text:span text:style-name="T1">социологии, антропология</text:span></text:p>
          </table:table-cell>
          <table:table-cell table:style-name="ce8" office:value-type="string">
            <text:p><text:span text:style-name="T8">институализированная социальная реальность</text:span></text:p>
          </table:table-cell>
          <table:table-cell office:value-type="string">
            <text:p>Политизированная социальная реальность <text:span text:style-name="T2">социальная структура, социальные группы, классы и сословия</text:span></text:p>
          </table:table-cell>
          <table:table-cell office:value-type="string">
            <text:p>Предпринимательская социальная реальность <text:s text:c="6"/><text:span text:style-name="T2">труд, рабочие места</text:span></text:p>
          </table:table-cell>
          <table:table-cell table:style-name="ce5" office:value-type="string">
            <text:p>Информационная социальная реальность <text:span text:style-name="T2">информационные социальные институты: связь и символические коммуникации, телефон и интернет</text:span><text:span text:style-name="T4"> </text:span></text:p>
          </table:table-cell>
          <table:table-cell table:style-name="ce5" office:value-type="string">
            <text:p>коммуникационные социальные реальности</text:p>
          </table:table-cell>
          <table:table-cell office:value-type="string">
            <text:p>Бытовая социальная реальность <text:s text:c="5"/><text:span text:style-name="T2">«свои и чужие», начальники и подчиненные, соседи, родственники и знакомые, друзья</text:span></text:p>
          </table:table-cell>
          <table:table-cell office:value-type="string">
            <text:p>Мистическая социальная реальность <text:span text:style-name="T2">иерархии колдунов и магов, их социальная организация, масоны и жиды, буддистские монахи,</text:span></text:p>
            <text:p><text:span text:style-name="T5">Трехсторонняя комиссия и прочие тайные общества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институциональная (организационная )реальность</text:p>
          </table:table-cell>
          <table:table-cell table:style-name="ce5" office:value-type="string">
            <text:p>материальные институты</text:p>
          </table:table-cell>
          <table:table-cell table:style-name="ce5" office:value-type="string">
            <text:p>биологические институты</text:p>
          </table:table-cell>
          <table:table-cell table:style-name="ce8" office:value-type="string">
            <text:p>социальные институты</text:p>
          </table:table-cell>
          <table:table-cell table:style-name="ce4" office:value-type="string">
            <text:p>институционалистика, теория и философия организаций</text:p>
          </table:table-cell>
          <table:table-cell table:style-name="ce5" office:value-type="string">
            <text:p>политические институты и организации</text:p>
          </table:table-cell>
          <table:table-cell table:style-name="ce5" office:value-type="string">
            <text:p>предпринимательские институты и организации</text:p>
          </table:table-cell>
          <table:table-cell table:style-name="ce5" office:value-type="string">
            <text:p>информационные институты и организации</text:p>
          </table:table-cell>
          <table:table-cell table:style-name="ce5" office:value-type="string">
            <text:p>коммуникационные институты и организации</text:p>
          </table:table-cell>
          <table:table-cell table:style-name="ce5" office:value-type="string">
            <text:p>бытовые институты и организации</text:p>
          </table:table-cell>
          <table:table-cell table:style-name="ce5" office:value-type="string">
            <text:p>магические институты и организации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Политическая реальность</text:p>
          </table:table-cell>
          <table:table-cell table:style-name="ce5" office:value-type="string">
            <text:p>Политика управления материальными ресурсами <text:span text:style-name="T3"><text:s/>распределительные институты</text:span></text:p>
          </table:table-cell>
          <table:table-cell office:value-type="string">
            <text:p>Биологизированная политическая реальность. Биологическая политика <text:span text:style-name="T2">регулирование рождаемости и смертности, борьба за здоровый образ жизни, борьба с инфекционными болезнями, и пр</text:span></text:p>
          </table:table-cell>
          <table:table-cell office:value-type="string">
            <text:p>Социализированная политическая реальность. Социальная политика. <text:span text:style-name="T2">семейная, пенсионная, <text:s/>образовательная и пр политики</text:span></text:p>
          </table:table-cell>
          <table:table-cell table:style-name="ce5" office:value-type="string">
            <text:p>институализированная политическая реальность</text:p>
          </table:table-cell>
          <table:table-cell table:style-name="ce7" office:value-type="string">
            <text:p>Политическая философия <text:span text:style-name="T1">политология, политические науки</text:span></text:p>
          </table:table-cell>
          <table:table-cell office:value-type="string">
            <text:p>Предпринимательская политическая реальность <text:s/><text:span text:style-name="T2">захваты рынков, демпинг, рейдерство и, прочее</text:span></text:p>
          </table:table-cell>
          <table:table-cell table:style-name="ce5" office:value-type="string">
            <text:p>Информационная политическая реальность</text:p>
          </table:table-cell>
          <table:table-cell table:style-name="ce5" office:value-type="string">
            <text:p>коммуникационные политические реальности</text:p>
          </table:table-cell>
          <table:table-cell office:value-type="string">
            <text:p>Бытовая политическая реальность</text:p>
          </table:table-cell>
          <table:table-cell office:value-type="string">
            <text:p>Мистифицированная политическая реальность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Предпринимательская реальность</text:p>
          </table:table-cell>
          <table:table-cell table:style-name="ce5" office:value-type="string">
            <text:p>Материализованная предпринимательская реальность <text:span text:style-name="T2">бизнес с материальными реальностями -вещами и веществами</text:span></text:p>
          </table:table-cell>
          <table:table-cell office:value-type="string">
            <text:p>Бизнес на биологических объектах <text:span text:style-name="T4"><text:s text:c="4"/></text:span><text:span text:style-name="T2">медицинский бизнес, сельскохозяйственный бизнес, спорт </text:span></text:p>
          </table:table-cell>
          <table:table-cell office:value-type="string">
            <text:p>Бизнес на “социалке” <text:span text:style-name="T2">социальное конструирование, проектирование,социальная защита, благотворительность, социальные бизнесы — торговля <text:s/>гарантиями (страховка)</text:span></text:p>
          </table:table-cell>
          <table:table-cell table:style-name="ce5" office:value-type="string">
            <text:p>институционализированная предпринимательская реальность</text:p>
          </table:table-cell>
          <table:table-cell office:value-type="string">
            <text:p>Бизнес на политике</text:p>
          </table:table-cell>
          <table:table-cell table:style-name="ce7" office:value-type="string">
            <text:p>Предпринимательская философия <text:span text:style-name="T1">теория деятельности, праксеология</text:span></text:p>
          </table:table-cell>
          <table:table-cell table:style-name="ce12" office:value-type="string">
            <text:p>Бизнес на информации <text:span text:style-name="T2">покупка-продажа информации, рекламирование, создание информации</text:span></text:p>
          </table:table-cell>
          <table:table-cell table:style-name="ce12" office:value-type="string">
            <text:p>коммуникационный бизнес</text:p>
          </table:table-cell>
          <table:table-cell table:style-name="ce14" office:value-type="string">
            <text:p>Бытовой бизнес <text:span text:style-name="T2">заработать, спиздить, купить — продать, наварить, наебать, попилить</text:span></text:p>
          </table:table-cell>
          <table:table-cell office:value-type="string">
            <text:p>Бизнес на мистике и магии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Информационная реальность</text:p>
          </table:table-cell>
          <table:table-cell table:style-name="ce5" office:value-type="string">
            <text:p>Информация о материальных объектах <text:s text:c="5"/><text:span text:style-name="T3">реклама вещей и веществ. </text:span><text:span text:style-name="T2">Информация о погоде и природных явлений типа магнитных бурь. Новости материального мира,</text:span></text:p>
          </table:table-cell>
          <table:table-cell table:style-name="ce5" office:value-type="string">
            <text:p>Биологическая информация <text:s/><text:span text:style-name="T4">б</text:span><text:span text:style-name="T2">иологические и медицинские справочники и прочее. <text:s/>Информация о биологических опасностях.</text:span></text:p>
            <text:p><text:span text:style-name="T2">Новости о биологической реальности. Реклама здоровья, чистоты и пр.</text:span></text:p>
          </table:table-cell>
          <table:table-cell table:style-name="ce5" office:value-type="string">
            <text:p>Социальная информация</text:p>
            <text:p><text:span text:style-name="T5">социальная статистика, социологические и прочие обследования, новости о социальной реальности, в том числе местные, вроде смертей, браков и разводов. Социальная реклама</text:span><text:span text:style-name="T6"><text:tab/></text:span></text:p>
            <text:p><text:span text:style-name="T7"/></text:p>
          </table:table-cell>
          <table:table-cell table:style-name="ce5" office:value-type="string">
            <text:p>институализированная (организованная) информационная реальность</text:p>
          </table:table-cell>
          <table:table-cell table:style-name="ce5" office:value-type="string">
            <text:p>Политическая информация <text:span text:style-name="T2">информационные поводы, политические новости. Политическая реклама</text:span></text:p>
          </table:table-cell>
          <table:table-cell table:style-name="ce5" office:value-type="string">
            <text:p>Бизнес-информация <text:span text:style-name="T3">индексы деловой активности, цены, прогнозы и пр</text:span></text:p>
          </table:table-cell>
          <table:table-cell table:style-name="ce4" office:value-type="string">
            <text:p>Информационная философия <text:s text:c="3"/><text:span text:style-name="T8"><text:s/></text:span><text:span text:style-name="T1">теория информации</text:span></text:p>
          </table:table-cell>
          <table:table-cell table:style-name="ce8" office:value-type="string">
            <text:p>информация в коммуникациях</text:p>
          </table:table-cell>
          <table:table-cell table:style-name="ce5" office:value-type="string">
            <text:p>Бытовая информация <text:s text:c="2"/><text:span text:style-name="T2">слухи, сплетни, истории из жизни звезд, анекдоты.</text:span><text:span text:style-name="T4"> </text:span></text:p>
          </table:table-cell>
          <table:table-cell table:style-name="ce5" office:value-type="string">
            <text:p>Информация о мистической реальности <text:span text:style-name="T3">гороскопы, тайные знаки, приметы шифрованные тексты и пр</text:span></text:p>
          </table:table-cell>
          <table:table-cell table:style-name="ce15"/>
          <table:table-cell table:number-columns-repeated="241"/>
        </table:table-row>
        <table:table-row table:style-name="ro1">
          <table:table-cell table:style-name="ce2" office:value-type="string">
            <text:p>коммуникационная реальность</text:p>
          </table:table-cell>
          <table:table-cell table:style-name="ce5" office:value-type="string">
            <text:p>материальные коммуникации</text:p>
          </table:table-cell>
          <table:table-cell table:style-name="ce5" office:value-type="string">
            <text:p>биологические коммуникации</text:p>
          </table:table-cell>
          <table:table-cell table:style-name="ce5" office:value-type="string">
            <text:p>социальные коммуникации</text:p>
          </table:table-cell>
          <table:table-cell table:style-name="ce5" office:value-type="string">
            <text:p>институализированная (организованная) коммуникационная реальность</text:p>
          </table:table-cell>
          <table:table-cell table:style-name="ce5" office:value-type="string">
            <text:p>политические коммуникации</text:p>
          </table:table-cell>
          <table:table-cell table:style-name="ce5" office:value-type="string">
            <text:p>бизнес коммуникации</text:p>
          </table:table-cell>
          <table:table-cell table:style-name="ce8" office:value-type="string">
            <text:p>информационные коммуникации</text:p>
          </table:table-cell>
          <table:table-cell table:style-name="ce4" office:value-type="string">
            <text:p>философия коммуникаций</text:p>
          </table:table-cell>
          <table:table-cell table:style-name="ce5" office:value-type="string">
            <text:p>бытовые коммуникации</text:p>
          </table:table-cell>
          <table:table-cell table:style-name="ce5" office:value-type="string">
            <text:p>мистические коммуникации</text:p>
          </table:table-cell>
          <table:table-cell table:style-name="ce15"/>
          <table:table-cell table:number-columns-repeated="241"/>
        </table:table-row>
        <table:table-row table:style-name="ro1">
          <table:table-cell table:style-name="ce1" office:value-type="string">
            <text:p>бытовая реальность</text:p>
          </table:table-cell>
          <table:table-cell table:style-name="ce5" office:value-type="string">
            <text:p>Материализованный быт <text:s text:c="11"/><text:span text:style-name="T3">уровень жизни и потребления материальных благ</text:span></text:p>
          </table:table-cell>
          <table:table-cell office:value-type="string">
            <text:p>Биологический быт <text:s/><text:span text:style-name="T2">состояние здоровья, лечение -процедуры, прием лекарств, структура питания-диета, организация отдыха и сна</text:span></text:p>
          </table:table-cell>
          <table:table-cell office:value-type="string">
            <text:p>Социальный быт <text:s/><text:span text:style-name="T2">семейные и родственные, дружеские, враждебные отношения, <text:s/></text:span></text:p>
          </table:table-cell>
          <table:table-cell table:style-name="ce5" office:value-type="string">
            <text:p>институализированная бытовая реальность</text:p>
          </table:table-cell>
          <table:table-cell office:value-type="string">
            <text:p>Политический быт <text:span text:style-name="T4">политические </text:span><text:span text:style-name="T2">споры и разговоры, собрания и встречи, союзы и соглашения</text:span></text:p>
          </table:table-cell>
          <table:table-cell office:value-type="string">
            <text:p>Предпринимательский быт <text:s text:c="6"/><text:span text:style-name="T2">деловые встречи, знакомства и связи, деловые контакты в бане, ресторане, на охоте, совместный отдых партнеров</text:span></text:p>
          </table:table-cell>
          <table:table-cell table:style-name="ce5" office:value-type="string">
            <text:p>Информационный быт <text:s text:c="9"/><text:span text:style-name="T3">смотрение ТВ, радио, чтение газет, поиски информации в сети</text:span></text:p>
          </table:table-cell>
          <table:table-cell table:style-name="ce5" office:value-type="string">
            <text:p>коммуникационный быт</text:p>
          </table:table-cell>
          <table:table-cell table:style-name="ce7" office:value-type="string">
            <text:p>Обывательская философия</text:p>
          </table:table-cell>
          <table:table-cell office:value-type="string">
            <text:p>Мистически-магический быт <text:s/><text:span text:style-name="T2">исполнение магических обрядов вроде «плюнь через левое плечо», номера на машины с мистическими наборами цифр и прочее отслеживание при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Мистическая реальность</text:p>
          </table:table-cell>
          <table:table-cell table:style-name="ce5" office:value-type="string">
            <text:p>Мистика и магия с материальной реальностью <text:span text:style-name="T4">трансмутации элементов, превращение одних матери альных реальностей <text:s/>в другие, </text:span></text:p>
          </table:table-cell>
          <table:table-cell office:value-type="string">
            <text:p>Биологическая мистика и магия <text:span text:style-name="T2">превращение одних форм жизни в другие, заговоры от болезней, магическое оживление и убиение</text:span></text:p>
          </table:table-cell>
          <table:table-cell office:value-type="string">
            <text:p>Социальная мистика и магия <text:span text:style-name="T2">привороты, заговоры, и пр. колдовство как социальные действия</text:span></text:p>
          </table:table-cell>
          <table:table-cell table:style-name="ce5" office:value-type="string">
            <text:p>институализированная мистическая реальность</text:p>
          </table:table-cell>
          <table:table-cell office:value-type="string">
            <text:p>Политическая мистика и магия <text:span text:style-name="T2">заколдовывание политических противников и вербовка союзников. Собрания тайных обществ</text:span></text:p>
          </table:table-cell>
          <table:table-cell office:value-type="string">
            <text:p>Предпринимательская мистика и магия <text:s text:c="10"/><text:span text:style-name="T2">деловое колдовство: заколдовывание партнеров и конкурентов</text:span></text:p>
          </table:table-cell>
          <table:table-cell table:style-name="ce5" office:value-type="string">
            <text:p>Информационная мистика и магия <text:s/><text:span text:style-name="T2">25 кадр, <text:s/>реклама колдунов, магов, передачи о тайных обществах и прочем</text:span></text:p>
          </table:table-cell>
          <table:table-cell table:style-name="ce5" office:value-type="string">
            <text:p>коммуникационная магия</text:p>
          </table:table-cell>
          <table:table-cell office:value-type="string">
            <text:p>Бытовая мистика и магия <text:s text:c="8"/><text:span text:style-name="T2">заговоры, приметы, магические запреты на бытовые действия</text:span></text:p>
          </table:table-cell>
          <table:table-cell table:style-name="ce7" office:value-type="string">
            <text:p>Философия мистики и магии, каббала</text:p>
          </table:table-cell>
          <table:table-cell table:number-columns-repeated="242"/>
        </table:table-row>
        <table:table-row table:style-name="ro1" table:number-rows-repeated="65524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1" svg:font-family="'Arial Unicode MS'" style:font-pitch="variable"/>
    <style:font-face style:name="SimSun" svg:font-family="SimSun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3">13.12.2009</text:date>, <text:time>12:2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kordonsky</meta:initial-creator>
    <meta:creation-date>2009-12-13T11:21:30</meta:creation-date>
    <dc:date>2009-12-13T12:20:34</dc:date>
    <dc:creator>simon kordonsky</dc:creator>
    <meta:editing-duration>PT00H59M05S</meta:editing-duration>
    <meta:editing-cycles>3</meta:editing-cycles>
    <meta:generator>OpenOffice.org/3.1$Unix OpenOffice.org_project/310m19$Build-9420</meta:generator>
    <meta:document-statistic meta:table-count="3" meta:cell-count="121" meta:object-count="0"/>
  </office:meta>
</office:document-meta>
</file>